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text-underline-style="none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 Silver Bullet</text:h>
      <text:p text:style-name="P1">La frase hace referencia a que no existen “balas de plata” para el desarrollo de un sistema informático, ya que toda solución informática siempre se puede mejorar, madurar y nunca están 100% terminados. Esto se debe a las dificultades “esenciales” a la naturaleza del software: la complejidad, la conformidad, la mutabilidad y la invisibilidad. Las dificultades restantes son accident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2-08-26T10:21:04</meta:creation-date>
    <dc:date>2012-08-30T10:17:27</dc:date>
    <dc:creator>Alejandro </dc:creator>
    <meta:editing-duration>PT3H23M15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2" meta:word-count="62" meta:character-count="405" meta:non-whitespace-character-count="345"/>
  </office:meta>
</office:document-meta>
</file>